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4ad6" officeooo:paragraph-rsid="00094ad6"/>
    </style:style>
    <style:style style:name="P2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00002c"/>
    </style:style>
    <style:style style:name="P3" style:family="paragraph" style:parent-style-name="Standard">
      <style:text-properties officeooo:paragraph-rsid="00094ad6"/>
    </style:style>
    <style:style style:name="T1" style:family="text">
      <style:text-properties officeooo:rsid="00094ad6"/>
    </style:style>
    <style:style style:name="T2" style:family="text">
      <style:text-properties style:text-underline-style="solid" style:text-underline-width="auto" style:text-underline-color="font-color" officeooo:rsid="00094ad6"/>
    </style:style>
    <style:style style:name="T3" style:family="text">
      <style:text-properties style:text-underline-style="solid" style:text-underline-width="auto" style:text-underline-color="font-color" fo:font-weight="bold" officeooo:rsid="00094ad6" style:font-weight-asian="bold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officeooo:rsid="00094ad6" style:font-size-asian="20pt" style:font-weight-asian="bold" style:font-size-complex="20pt" style:font-weight-complex="bold"/>
    </style:style>
    <style:style style:name="T5" style:family="text">
      <style:text-properties fo:color="#ffffff" loext:opacity="100%" style:font-name="Droid Sans Mono" fo:font-size="10.5pt" fo:font-weight="normal" fo:background-color="#00002c" loext:char-shading-value="0"/>
    </style:style>
    <style:style style:name="T6" style:family="text">
      <style:text-properties fo:color="#c792ea" loext:opacity="100%"/>
    </style:style>
    <style:style style:name="T7" style:family="text">
      <style:text-properties fo:color="#ff7e34" loext:opacity="100%"/>
    </style:style>
    <style:style style:name="T8" style:family="text">
      <style:text-properties fo:color="#eeff00" loext:opacity="100%"/>
    </style:style>
    <style:style style:name="T9" style:family="text">
      <style:text-properties fo:color="#ffcb6b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4">Chrome Extension</text:span></text:p>
      <text:p text:style-name="Standard"/>
      <text:p text:style-name="Standard"/>
      <text:p text:style-name="P1">manifest.json : </text:p>
      <text:p text:style-name="P3"><text:span text:style-name="T1"><text:s/><text:tab/><text:tab/></text:span><text:span text:style-name="T5">{</text:span></text:p>
      <text:p text:style-name="P2">"<text:span text:style-name="T6">manifest_version</text:span>":<text:span text:style-name="T7">3</text:span>,</text:p>
      <text:p text:style-name="P2">"<text:span text:style-name="T6">name</text:span>":"<text:span text:style-name="T8">Replace All Image</text:span>",</text:p>
      <text:p text:style-name="P2">"<text:span text:style-name="T6">version</text:span>":"<text:span text:style-name="T8">1.0.0</text:span>",</text:p>
      <text:p text:style-name="P2">"<text:span text:style-name="T6">content_scripts</text:span>":[</text:p>
      <text:p text:style-name="P2">{</text:p>
      <text:p text:style-name="P2">"<text:span text:style-name="T9">matches</text:span>":["<text:span text:style-name="T8">&lt;all_urls&gt;</text:span>"],</text:p>
      <text:p text:style-name="P2">"<text:span text:style-name="T9">js</text:span>":["<text:span text:style-name="T8">Content.js</text:span>"]</text:p>
      <text:p text:style-name="P2">}</text:p>
      <text:p text:style-name="P2">]</text:p>
      <text:p text:style-name="P2">}</text:p>
      <text:p text:style-name="P2"/>
      <text:p text:style-name="P2"/>
      <text:p text:style-name="P2"/>
      <text:p text:style-name="P1"/>
      <text:p text:style-name="P1"/>
      <text:p text:style-name="Standard"/>
      <text:p text:style-name="Standard"><text:a xlink:type="simple" xlink:href="https://www.youtube.com/watch?v=gtF2nHVjqFk" text:style-name="Internet_20_link" text:visited-style-name="Visited_20_Internet_20_Link">https://www.youtube.com/watch?v=gtF2nHVjqFk</text:a></text:p>
      <text:p text:style-name="Standard"><text:a xlink:type="simple" xlink:href="https://developer.chrome.com/docs/extensions/whatsnew/" text:style-name="Internet_20_link" text:visited-style-name="Visited_20_Internet_20_Link">https://developer.chrome.com/docs/extensions/whatsnew/</text:a></text:p>
      <text:p text:style-name="Standard"><text:a xlink:type="simple" xlink:href="https://www.youtube.com/watch?v=ia_TauKfS1Y&amp;list=PLC3y8-rFHvwg2-q6Kvw3Tl_4xhxtIaNlY&amp;index=5" text:style-name="Internet_20_link" text:visited-style-name="Visited_20_Internet_20_Link">https://www.youtube.com/watch?v=ia_TauKfS1Y&amp;list=PLC3y8-rFHvwg2-q6Kvw3Tl_4xhxtIaNlY&amp;index=5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1:06:23.342817451</meta:creation-date>
    <dc:date>2022-08-03T11:17:06.783121835</dc:date>
    <meta:editing-duration>PT13S</meta:editing-duration>
    <meta:editing-cycles>1</meta:editing-cycles>
    <meta:document-statistic meta:table-count="0" meta:image-count="0" meta:object-count="0" meta:page-count="1" meta:paragraph-count="16" meta:word-count="20" meta:character-count="362" meta:non-whitespace-character-count="349"/>
    <meta:generator>LibreOffice/7.3.4.2$Linux_X86_64 LibreOffice_project/30$Build-2</meta:generator>
  </office:meta>
</office:document-meta>
</file>